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47f9" officeooo:paragraph-rsid="000f47f9"/>
    </style:style>
    <style:style style:name="P2" style:family="paragraph" style:parent-style-name="Standard">
      <style:text-properties officeooo:paragraph-rsid="000f59fa"/>
    </style:style>
    <style:style style:name="P3" style:family="paragraph" style:parent-style-name="Standard">
      <style:text-properties officeooo:paragraph-rsid="000fa0b0"/>
    </style:style>
    <style:style style:name="P4" style:family="paragraph" style:parent-style-name="Standard">
      <style:text-properties officeooo:rsid="000ffbf6" officeooo:paragraph-rsid="000ffbf6"/>
    </style:style>
    <style:style style:name="P5" style:family="paragraph" style:parent-style-name="Standard">
      <style:text-properties officeooo:rsid="0012a2e6" officeooo:paragraph-rsid="0012a2e6"/>
    </style:style>
    <style:style style:name="P6" style:family="paragraph" style:parent-style-name="Standard">
      <style:text-properties officeooo:rsid="0022bb03" officeooo:paragraph-rsid="0022bb03"/>
    </style:style>
    <style:style style:name="P7" style:family="paragraph" style:parent-style-name="Standard">
      <style:text-properties officeooo:rsid="0022bb03" officeooo:paragraph-rsid="0023b75d"/>
    </style:style>
    <style:style style:name="P8" style:family="paragraph" style:parent-style-name="Standard">
      <style:text-properties officeooo:rsid="0022bb03" officeooo:paragraph-rsid="0028533f"/>
    </style:style>
    <style:style style:name="P9" style:family="paragraph" style:parent-style-name="Standard">
      <style:text-properties officeooo:rsid="0022bb03" officeooo:paragraph-rsid="002c199f"/>
    </style:style>
    <style:style style:name="P10" style:family="paragraph" style:parent-style-name="Standard">
      <style:text-properties officeooo:rsid="0022bb03" officeooo:paragraph-rsid="002e2aac"/>
    </style:style>
    <style:style style:name="P11" style:family="paragraph" style:parent-style-name="Standard">
      <style:text-properties officeooo:rsid="0022bb03" officeooo:paragraph-rsid="00291b6b"/>
    </style:style>
    <style:style style:name="P12" style:family="paragraph" style:parent-style-name="Standard">
      <style:text-properties officeooo:rsid="0022bb03" officeooo:paragraph-rsid="002fe71b"/>
    </style:style>
    <style:style style:name="P13" style:family="paragraph" style:parent-style-name="Standard">
      <style:text-properties officeooo:rsid="0023b75d" officeooo:paragraph-rsid="0023b75d"/>
    </style:style>
    <style:style style:name="P14" style:family="paragraph" style:parent-style-name="Standard">
      <style:text-properties officeooo:rsid="0028533f" officeooo:paragraph-rsid="0028533f"/>
    </style:style>
    <style:style style:name="P15" style:family="paragraph" style:parent-style-name="Standard">
      <style:text-properties style:text-line-through-style="solid" style:text-line-through-type="single" officeooo:rsid="0022bb03" officeooo:paragraph-rsid="0023b75d"/>
    </style:style>
    <style:style style:name="P16" style:family="paragraph" style:parent-style-name="Standard">
      <style:text-properties officeooo:rsid="002ed8a2" officeooo:paragraph-rsid="002ed8a2"/>
    </style:style>
    <style:style style:name="P17" style:family="paragraph" style:parent-style-name="Standard">
      <style:text-properties officeooo:rsid="002f6236" officeooo:paragraph-rsid="002f6236"/>
    </style:style>
    <style:style style:name="P18" style:family="paragraph" style:parent-style-name="Standard">
      <style:text-properties style:text-line-through-style="solid" style:text-line-through-type="single" officeooo:rsid="0022bb03" officeooo:paragraph-rsid="0023b75d"/>
    </style:style>
    <style:style style:name="P19" style:family="paragraph" style:parent-style-name="Standard">
      <style:text-properties style:text-line-through-style="solid" style:text-line-through-type="single" officeooo:rsid="0022bb03" officeooo:paragraph-rsid="0035026d"/>
    </style:style>
    <style:style style:name="P20" style:family="paragraph" style:parent-style-name="Standard">
      <style:text-properties style:text-line-through-style="solid" style:text-line-through-type="single" officeooo:rsid="0022bb03" officeooo:paragraph-rsid="0023b75d" fo:background-color="#ffff00"/>
    </style:style>
    <style:style style:name="P21" style:family="paragraph" style:parent-style-name="Standard">
      <style:text-properties officeooo:rsid="0036cc84" officeooo:paragraph-rsid="00399ca0"/>
    </style:style>
    <style:style style:name="P22" style:family="paragraph" style:parent-style-name="Standard">
      <style:text-properties style:text-line-through-style="none" style:text-line-through-type="none" officeooo:rsid="003757e2" officeooo:paragraph-rsid="003757e2" fo:background-color="#ffff00"/>
    </style:style>
    <style:style style:name="P23" style:family="paragraph" style:parent-style-name="Standard">
      <style:text-properties officeooo:paragraph-rsid="001de894"/>
    </style:style>
    <style:style style:name="T1" style:family="text">
      <style:text-properties officeooo:rsid="000f59fa"/>
    </style:style>
    <style:style style:name="T2" style:family="text">
      <style:text-properties officeooo:rsid="000fa0b0"/>
    </style:style>
    <style:style style:name="T3" style:family="text">
      <style:text-properties officeooo:rsid="00127aa3"/>
    </style:style>
    <style:style style:name="T4" style:family="text">
      <style:text-properties officeooo:rsid="0024ca66"/>
    </style:style>
    <style:style style:name="T5" style:family="text">
      <style:text-properties style:text-line-through-style="solid" style:text-line-through-type="single"/>
    </style:style>
    <style:style style:name="T6" style:family="text">
      <style:text-properties style:text-line-through-style="solid" style:text-line-through-type="single" officeooo:rsid="0025ed8c"/>
    </style:style>
    <style:style style:name="T7" style:family="text">
      <style:text-properties officeooo:rsid="0028533f"/>
    </style:style>
    <style:style style:name="T8" style:family="text">
      <style:text-properties officeooo:rsid="00291b6b"/>
    </style:style>
    <style:style style:name="T9" style:family="text">
      <style:text-properties officeooo:rsid="002d7de9"/>
    </style:style>
    <style:style style:name="T10" style:family="text">
      <style:text-properties officeooo:rsid="002ed8a2"/>
    </style:style>
    <style:style style:name="T11" style:family="text">
      <style:text-properties officeooo:rsid="002f5c02"/>
    </style:style>
    <style:style style:name="T12" style:family="text">
      <style:text-properties officeooo:rsid="0038a7c3"/>
    </style:style>
    <style:style style:name="T13" style:family="text">
      <style:text-properties officeooo:rsid="00399ca0"/>
    </style:style>
    <style:style style:name="T14" style:family="text">
      <style:text-properties officeooo:rsid="001de8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ème graphique</text:p>
      <text:p text:style-name="P1"/>
      <text:p text:style-name="P2"><text:span text:style-name="T2">Couleur principale : </text:span><text:span text:style-name="T1">noir bleuté </text:span>#0f172a</text:p>
      <text:p text:style-name="P2"/>
      <text:p text:style-name="P3"><text:span text:style-name="T2">Couleur secondaire : ambre doré </text:span>#f59e0b <text:span text:style-name="T2">ou metallic gold #d3af37</text:span></text:p>
      <text:p text:style-name="P3"/>
      <text:p text:style-name="P5">Champs à remplier : gris #D9D9D9</text:p>
      <text:p text:style-name="P3"/>
      <text:p text:style-name="P4"><text:span text:style-name="T3">P</text:span>olice principale : merriweather</text:p>
      <text:p text:style-name="P4"/>
      <text:p text:style-name="P13">A faire : </text:p>
      <text:p text:style-name="P4"/>
      <text:p text:style-name="P7">Vérifier s'il y a d'autres bugs en testant l'histoire (probable)</text:p>
      <text:p text:style-name="P15">Ajouter et soustraire l'or lors des achats/récompenses, (fait)</text:p>
      <text:p text:style-name="P15">Ajouter des conditions d'options supplémentaires en fonction de certaines conditions (si class=mage alors possibilité d'option en plus)</text:p>
      <text:p text:style-name="P15">Corriger le twine <text:span text:style-name="T9">+ ajout tag Regex</text:span></text:p>
      <text:p text:style-name="P9"><text:span text:style-name="T5">Faire un HUD avec les PV, PM dispos </text:span><text:span text:style-name="T6">et or</text:span><text:span text:style-name="T5">.</text:span></text:p>
      <text:p text:style-name="P15">Ajouter un effet visuel pour les options de classe ou d’équipement</text:p>
      <text:p text:style-name="P15">Utiliser une div spécifique pour les dialoques Pnj avec police attitrée. <text:span text:style-name="T10">(en cours, à retravailler)</text:span></text:p>
      <text:p text:style-name="P20">Erreur de relocation de page pour les choix en manque d’or/ de mana à faire.</text:p>
      <text:p text:style-name="P22">Régler le bug (continuer l’aventure clone les objets de départ)</text:p>
      <text:p text:style-name="P21"><text:span text:style-name="T13">Retravailler </text:span>le style de la modale. <text:span text:style-name="T12">(A refaire, c’est trop moche)</text:span></text:p>
      <text:p text:style-name="P19">Ajouter un système pour décrire les sorts (inventaire?)</text:p>
      <text:p text:style-name="P16">Ajouter un système en Ajax pour permettre au joueur d’utiliser ses consommables.</text:p>
      <text:p text:style-name="P7">Ajouter un dernier passage pour la v1 et implémenter le système de combat contre les gobelins.</text:p>
      <text:p text:style-name="P12">Soustraire la mana sur l'utilisation de sorts (fait à <text:span text:style-name="T4">50 % </text:span><text:span text:style-name="T7">reste à l’utilisation en combat)</text:span></text:p>
      <text:p text:style-name="P9"><text:span text:style-name="T8">Retravailler </text:span>le css </text:p>
      <text:p text:style-name="P11">Refaire tous les commentaires <text:span text:style-name="T4">et tout le code </text:span>pour site propre et explications jury</text:p>
      <text:p text:style-name="P17">Rendre le site responsive</text:p>
      <text:p text:style-name="P10">Ajouter un regex pour l’inscription <text:span text:style-name="T11">mail.</text:span></text:p>
      <text:p text:style-name="P7"/>
      <text:p text:style-name="P14">V2</text:p>
      <text:p text:style-name="P14"/>
      <text:p text:style-name="P8">Ajouter une possibilité de mettre une musique d'ambiance par passages <text:span text:style-name="T4">(V2?)</text:span></text:p>
      <text:p text:style-name="P9">Ajouter un effet visuel pour lancer un sort ou faire une attaque. (V2?)</text:p>
      <text:p text:style-name="P9">Ajouter un système de confirmation de mail pour valider le compte. (V2?)</text:p>
      <text:p text:style-name="P6"/>
      <text:p text:style-name="P23"><text:span text:style-name="T14">Slt je suis en train de faire mon site à présenter au jury pour obtenir mon titre pro de DWWM. J'aimerais que tu m'aides à finir le travail, voilà ou j'en suis "État actuel du site (fonctionnel) Authentification – Système de connexion basé sur $_SESSION['user_id'] – Redirection vers connexion.php si non connecté – Accès protégé aux pages du jeu Base de données structurée Tables utilisées : – users – characters (renommée depuis char pour éviter le mot réservé SQL) – char_progress – choice – images – inventory – items – item_type – story – user Création de personnage Dans choose_class.php : – Récupération dynamique du passage d’introduction (story id = 1) – Récupération de l’image liée – Affichage du texte + image – Formulaire de choix de classe (Guerrier, Mage…) – Définition des stats selon la </text:span>classe – Insertion du personnage en BDD – Reset du perso existant si nouvelle aventure – Redirection vers game.php Moteur narratif dynamique (game.php) – Récupération du passage courant depuis la session – Si aucun passage en session → start à 1 – Lors d’un choix → récupération de to_story_id – Mise à jour de $_SESSION['current_passage_id'] – Affichage dynamique : • texte depuis story • image depuis images • choix depuis choice Gestion d’état – La progression est stockée en session <text:soft-page-break/>(current_passage_id) – Le bouton “Continuer l’aventure” fonctionne – Le flux choose_class → game fonctionne Ce qu’il reste à faire (technique) V1 – Mettre en place un système audio pour musique d'ambiance – Faire tout le front (tout le CSS à faire) – Faire un HUD avec les PV, PM dispos. Ajouter un regex pour l’inscription. Ajouter un système pour décrire les sorts (inventaire?) Ajouter un effet visuel pour les options de classe ou d’équipement Nettoyer et commenter le code pour être capable de l’expliquer à l’oral V2 – Ajouter plus d'histoire (actuellement 43 passages) pour aller jusqu'à 165passages) – Peaufiner, ajouter des effets, se servir d'une API, ajouter des effets visuels en cas de perte de vie, ajouter des effets visuels pour les combats etc... etc..." J'corriger le twine, refaire tous les commentaires pour site propre et explications jury, faire tout le css." Voilà aussi la structure de la bdd dans les grandes lignes "Tables importantes characters Colonne Type Commentaire id int PK AUTO_INCREMENT user_id int FK vers utilisateur name varchar(50) class varchar(20) hp_max int hp_current int mana_max int mana_current int attack_base int defense_base int gold_pieces int is_deleted tinyint(1) created_at timestamp updated_at datetime CURRENT_TIMESTAMP inventory Colonne Type Commentaire id int PK AUTO_INCREMENT char_id int FK vers characters item_id int FK vers story_items quantity int created_at timestamp DEFAULT CURRENT_TIMESTAMP story_items Colonne Type Commentaire id int PK AUTO_INCREMENT story_id int FK vers story item_id int FK vers item quantity int default 1 story Colonne Type Commentaire id int PK AUTO_INCREMENT title varchar(20) content text created_at timestamp DEFAULT CURRENT_TIMESTAMP choice Colonne Type Commentaire id int PK AUTO_INCREMENT choice text from_story_id int FK vers story to_story_id int FK vers story require_item_id int nullable consume_item tinyint(1) created_at timestamp DEFAULT CURRENT_TIMESTAMP" j'ai besoin que tu m'aide, tes règles : réponses courtes et concises. Tu es paré? Maj il reste ça à faire "il reste ça "Ajouter un système pour décrire les sorts (inventaire?) Ajouter un système en Ajax pour permettre au joueur d’utiliser ses consommables. Ajouter un dernier passage pour la v1 et implémenter le système de combat contre les gobelins. Soustraire la mana sur l'utilisation de sorts (fait à 50 % reste à l’utilisation en combat) Retravailler le css Refaire tous les commentaires et tout le code pour site propre et explications jury Rendre le site responsive Ajouter un regex pour l’inscription mail."" Nouvelle consigne : je suis énervé, à cran. Epargne moi ton ton jovial et faire des putains de réponses COUR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8:34:51.827212991</meta:creation-date>
    <dc:date>2026-02-25T16:10:29.889040947</dc:date>
    <meta:editing-duration>PT23H54M43S</meta:editing-duration>
    <meta:editing-cycles>42</meta:editing-cycles>
    <meta:generator>LibreOffice/24.2.7.2$Linux_X86_64 LibreOffice_project/420$Build-2</meta:generator>
    <meta:document-statistic meta:table-count="0" meta:image-count="0" meta:object-count="0" meta:page-count="2" meta:paragraph-count="29" meta:word-count="851" meta:character-count="5591" meta:non-whitespace-character-count="4733"/>
  </office:meta>
</office:document-meta>
</file>